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32.3cm" svg:height="5.6cm" svg:x="0.2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9cm" svg:height="1.2cm" svg:x="1cm" svg:y="9.9cm">
          <text:p text:style-name="P2"><text:span text:style-name="T1">Microf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4.5cm" svg:height="2.3cm" svg:x="7.1cm" svg:y="9.35cm">
          <text:p text:style-name="P3"><text:span text:style-name="T2">Reconhecer</text:span></text:p>
          <text:p text:style-name="P3"><text:span text:style-name="T2">Fal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draw:type="line" svg:x1="4.9cm" svg:y1="10.5cm" svg:x2="7.1cm" svg:y2="10.5cm" draw:start-shape="id1" draw:start-glue-point="7" draw:end-shape="id2" draw:end-glue-point="6" svg:d="m4900 10500h2200">
          <text:p text:style-name="P3"><text:span text:style-name="T2">Audio <text:s/></text:span></text:p>
          <text:p text:style-name="P3"><text:span text:style-name="T2"/></text:p>
        </draw:connector>
        <draw:connector draw:style-name="gr4" draw:text-style-name="P1" draw:layer="layout" draw:type="line" svg:x1="11.6cm" svg:y1="10.5cm" svg:x2="13.5cm" svg:y2="10.5cm" draw:start-shape="id2" draw:start-glue-point="10" draw:end-shape="id3" svg:d="m11600 10500h1900">
          <text:p text:style-name="P1"><text:span text:style-name="T2">Texto <text:s text:c="2"/></text:span></text:p>
          <text:p text:style-name="P1"/>
        </draw:connector>
        <draw:custom-shape draw:style-name="gr3" draw:text-style-name="P3" xml:id="id3" draw:id="id3" draw:layer="measurelines" svg:width="4.5cm" svg:height="2.3cm" svg:x="13.5cm" svg:y="9.35cm">
          <text:p text:style-name="P3"><text:span text:style-name="T2">Decodificar</text:span></text:p>
          <text:p text:style-name="P3"><text:span text:style-name="T2">Comand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4" draw:id="id4" draw:layer="measurelines" svg:width="4.5cm" svg:height="2.3cm" svg:x="21.1cm" svg:y="9.35cm">
          <text:p text:style-name="P3"><text:span text:style-name="T2">Executar</text:span></text:p>
          <text:p text:style-name="P3"><text:span text:style-name="T2">Comand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measurelines" draw:type="line" svg:x1="18cm" svg:y1="10.5cm" svg:x2="21.1cm" svg:y2="10.5cm" draw:start-shape="id3" draw:start-glue-point="10" draw:end-shape="id4" svg:d="m18000 10500h3100">
          <text:p text:style-name="P1"><text:span text:style-name="T2">Comando <text:s text:c="2"/></text:span></text:p>
          <text:p text:style-name="P1"><text:span text:style-name="T2"/></text:p>
        </draw:connector>
        <draw:custom-shape draw:style-name="gr2" draw:text-style-name="P2" xml:id="id5" draw:id="id5" draw:layer="measurelines" svg:width="3.9cm" svg:height="1.2cm" svg:x="27.8cm" svg:y="9.9cm">
          <text:p text:style-name="P2"><text:span text:style-name="T1">X Window</text:span></text:p>
          <text:p text:style-name="P2"><text:span text:style-name="T1">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25.6cm" svg:y1="10.5cm" svg:x2="27.8cm" svg:y2="10.5cm" draw:start-shape="id4" draw:end-shape="id5" svg:d="m25600 10500h2200">
          <text:p text:style-name="P1"><text:span text:style-name="T2">Evento <text:s text:c="2"/></text:span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27:20.87</meta:creation-date>
    <dc:date>2012-05-21T12:03:52</dc:date>
    <meta:editing-duration>PT22M32S</meta:editing-duration>
    <meta:editing-cycles>5</meta:editing-cycles>
    <meta:generator>LibreOffice/3.5$MacOSX_x86 LibreOffice_project/235ab8a-3802056-4a8fed3-2d66ea8-e241b80</meta:generator>
    <meta:document-statistic meta:object-count="10"/>
  </office:meta>
</office:document-meta>
</file>